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T1" style:family="text">
      <style:text-properties officeooo:rsid="000936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6"/><text:span text:style-name="T1">API KEY</text:span></text:p>
      <text:p text:style-name="Standard"/>
      <text:p text:style-name="P2">92785893572c9464640d059766789355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3T09:40:46.049941740</meta:creation-date>
    <dc:date>2023-10-03T09:41:44.122639230</dc:date>
    <meta:editing-duration>PT1M3S</meta:editing-duration>
    <meta:editing-cycles>1</meta:editing-cycles>
    <meta:document-statistic meta:table-count="0" meta:image-count="0" meta:object-count="0" meta:page-count="1" meta:paragraph-count="2" meta:word-count="3" meta:character-count="45" meta:non-whitespace-character-count="38"/>
    <meta:generator>LibreOffice/7.3.7.2$Linux_X86_64 LibreOffice_project/30$Build-2</meta:generator>
  </office:meta>
</office:document-meta>
</file>